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MS Sans Serif" style:font-size-asian="12pt"/>
    </style:style>
    <style:style style:name="P3" style:family="paragraph" style:parent-style-name="Standard">
      <style:text-properties fo:color="#000000" style:font-name-asian="MS Sans Serif" style:font-size-asian="12pt"/>
    </style:style>
    <style:style style:name="T1" style:family="text">
      <style:text-properties style:font-name="MS Sans Serif" fo:font-size="12pt"/>
    </style:style>
    <style:style style:name="T2" style:family="text">
      <style:text-properties style:font-name="MS Sans Serif" fo:font-size="12pt" style:font-name-asian="MS Sans Serif" style:font-size-asian="12pt"/>
    </style:style>
    <style:style style:name="T3" style:family="text">
      <style:text-properties style:font-name-asian="MS Sans Serif" style:font-size-asian="12pt"/>
    </style:style>
    <style:style style:name="T4" style:family="text">
      <style:text-properties fo:color="#000000" style:font-name="MS Sans Serif" fo:font-size="12pt"/>
    </style:style>
    <style:style style:name="T5" style:family="text">
      <style:text-properties fo:color="#000000" style:font-name-asian="MS Sans Serif" style:font-size-asian="12pt"/>
    </style:style>
    <style:style style:name="T6" style:family="text">
      <style:text-properties fo:font-size="12pt" style:font-name-asian="MS Sans Serif" style:font-size-asian="12pt"/>
    </style:style>
    <style:style style:name="T7" style:family="text">
      <style:text-properties fo:color="#cc0000" fo:font-size="10pt" style:font-name-asian="MS Sans Serif" style:font-size-asian="12pt"/>
    </style:style>
    <style:style style:name="T8" style:family="text">
      <style:text-properties fo:color="#cc0000" style:font-name-asian="MS Sans Serif" style:font-size-asian="10pt"/>
    </style:style>
    <style:style style:name="T9" style:family="text">
      <style:text-properties fo:color="#cc0000" fo:font-size="12pt" fo:font-weight="bold" style:font-name-asian="MS Sans Serif" style:font-size-asian="12pt"/>
    </style:style>
    <style:style style:name="T10" style:family="text">
      <style:text-properties fo:color="#204a87" style:font-name-asian="MS Sans Serif" style:font-size-asian="10pt"/>
    </style:style>
    <style:style style:name="T11" style:family="text">
      <style:text-properties fo:color="#204a87" fo:font-size="10pt" style:font-name-asian="MS Sans Serif" style:font-size-asian="12pt"/>
    </style:style>
    <style:style style:name="T12" style:family="text">
      <style:text-properties fo:color="#204a87" fo:font-size="12pt" fo:font-weight="bold" style:font-name-asian="MS Sans Serif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ing buf_shk(thefile, ehdr.e_shoff, SEEK_SET); </text:p>
      <text:p text:style-name="Standard">243 <text:s text:c="12"/>fsee，ftell得到的文件指针是3108，读了内容以后,指针是会编程读取(gdb) 在使用fread之偏移为位置的，所以要重新fseek~ </text:p>
      <text:p text:style-name="Standard"/>
      <text:p text:style-name="Standard"><text:span text:style-name="T4">hexdump</text:span><text:span text:style-name="T5">用来导出二进制文件的数据，</text:span><text:line-break/>zhangjinw@gmail.com (E-mail Address Not Verified) 正在打字...</text:p>
      <text:p text:style-name="P1"><text:span text:style-name="T1">dd</text:span><text:span text:style-name="T3">是用来直接进行二进制文件的操作的</text:span></text:p>
      <text:p text:style-name="P1"><text:span text:style-name="T3">可以直接通过</text:span><text:span text:style-name="T2">hexdump</text:span><text:span text:style-name="T3">查看相应的二进制的内容，例如，查看</text:span><text:span text:style-name="T2">section table</text:span><text:span text:style-name="T3">的内容～</text:span></text:p>
      <text:p text:style-name="P1"><text:span text:style-name="T3"><text:line-break/></text:span><text:span text:style-name="T7">(21</text:span><text:span text:style-name="T8">时</text:span><text:span text:style-name="T7">04</text:span><text:span text:style-name="T8">分</text:span><text:span text:style-name="T7">37</text:span><text:span text:style-name="T8">秒</text:span><text:span text:style-name="T7">) </text:span><text:span text:style-name="T9">zhangjinw@gmail.com (E-mail Address Not Verified):</text:span><text:span text:style-name="T3"> 记得</text:span><text:span text:style-name="T2">fread</text:span><text:span text:style-name="T3">以后可能文件指针会有变化的～<text:line-break/></text:span><text:span text:style-name="T7">(21</text:span><text:span text:style-name="T8">时</text:span><text:span text:style-name="T7">05</text:span><text:span text:style-name="T8">分</text:span><text:span text:style-name="T7">08</text:span><text:span text:style-name="T8">秒</text:span><text:span text:style-name="T7">) </text:span><text:span text:style-name="T9">zhangjinw@gmail.com (E-mail Address Not Verified):</text:span><text:span text:style-name="T3"> 所以不能依赖之前的</text:span><text:span text:style-name="T2">fseek</text:span><text:span text:style-name="T3">的结果，最好每次都</text:span><text:span text:style-name="T2">fseek</text:span><text:span text:style-name="T3">确保</text:span><text:span text:style-name="T2">file pointer</text:span><text:span text:style-name="T3">在正确的位置～<text:line-break/></text:span><text:span text:style-name="T6"><text:line-break/></text:span><text:span text:style-name="T3"><text:line-break/></text:span><text:span text:style-name="T7">(21</text:span><text:span text:style-name="T8">时</text:span><text:span text:style-name="T7">07</text:span><text:span text:style-name="T8">分</text:span><text:span text:style-name="T7">58</text:span><text:span text:style-name="T8">秒</text:span><text:span text:style-name="T7">) </text:span><text:span text:style-name="T9">zhangjinw@gmail.com (E-mail Address Not Verified):</text:span><text:span text:style-name="T3"> 呵呵，你用</text:span><text:span text:style-name="T2">gdb</text:span><text:span text:style-name="T3">去调试，把读出来的东西打印出来跟</text:span><text:span text:style-name="T2">hexdump</text:span><text:span text:style-name="T3">读出来的内容比较，我教你用</text:span><text:span text:style-name="T2">hexdump</text:span><text:span text:style-name="T3">，你看看～<text:line-break/></text:span><text:span text:style-name="T3"><text:line-break/></text:span><text:span text:style-name="T7">(21</text:span><text:span text:style-name="T8">时</text:span><text:span text:style-name="T7">09</text:span><text:span text:style-name="T8">分</text:span><text:span text:style-name="T7">08</text:span><text:span text:style-name="T8">秒</text:span><text:span text:style-name="T7">) </text:span><text:span text:style-name="T9">zhangjinw@gmail.com (E-mail Address Not Verified):</text:span><text:span text:style-name="T3"> 记得使用</text:span><text:span text:style-name="T2">ftell</text:span><text:span text:style-name="T3">的用法～<text:line-break/><text:line-break/><text:line-break/></text:span><text:span text:style-name="T7">(21</text:span><text:span text:style-name="T8">时</text:span><text:span text:style-name="T7">16</text:span><text:span text:style-name="T8">分</text:span><text:span text:style-name="T7">17</text:span><text:span text:style-name="T8">秒</text:span><text:span text:style-name="T7">) </text:span><text:span text:style-name="T9">zhangjinw@gmail.com (E-mail Address Not Verified):</text:span><text:span text:style-name="T3"> 下面先介绍一下</text:span><text:span text:style-name="T2">hexdump</text:span><text:span text:style-name="T3">和</text:span><text:span text:style-name="T2">dd</text:span><text:span text:style-name="T3">这两个工具的用法，可以用来辅助你测试～<text:line-break/></text:span><text:span text:style-name="T7">(21</text:span><text:span text:style-name="T8">时</text:span><text:span text:style-name="T7">16</text:span><text:span text:style-name="T8">分</text:span><text:span text:style-name="T7">28</text:span><text:span text:style-name="T8">秒</text:span><text:span text:style-name="T7">) </text:span><text:span text:style-name="T9">zhangjinw@gmail.com (E-mail Address Not Verified):</text:span><text:span text:style-name="T3"> </text:span><text:span text:style-name="T2">hexdump</text:span><text:span text:style-name="T3">用来导出二进制文件的数据，<text:line-break/></text:span><text:span text:style-name="T7">(21</text:span><text:span text:style-name="T8">时</text:span><text:span text:style-name="T7">16</text:span><text:span text:style-name="T8">分</text:span><text:span text:style-name="T7">40</text:span><text:span text:style-name="T8">秒</text:span><text:span text:style-name="T7">) </text:span><text:span text:style-name="T9">zhangjinw@gmail.com (E-mail Address Not Verified):</text:span><text:span text:style-name="T3"> </text:span><text:span text:style-name="T2">dd</text:span><text:span text:style-name="T3">是用来直接进行二进制文件的操作的<text:line-break/></text:span><text:span text:style-name="T7">(21</text:span><text:span text:style-name="T8">时</text:span><text:span text:style-name="T7">17</text:span><text:span text:style-name="T8">分</text:span><text:span text:style-name="T7">11</text:span><text:span text:style-name="T8">秒</text:span><text:span text:style-name="T7">) </text:span><text:span text:style-name="T9">zhangjinw@gmail.com (E-mail Address Not Verified):</text:span><text:span text:style-name="T3"> 比如说我们可以直接通过</text:span><text:span text:style-name="T2">hexdump</text:span><text:span text:style-name="T3">查看相应的二进制的内容，例如，查看</text:span><text:span text:style-name="T2">section table</text:span><text:span text:style-name="T3">的内容～<text:line-break/></text:span><text:span text:style-name="T7">(21</text:span><text:span text:style-name="T8">时</text:span><text:span text:style-name="T7">17</text:span><text:span text:style-name="T8">分</text:span><text:span text:style-name="T7">18</text:span><text:span text:style-name="T8">秒</text:span><text:span text:style-name="T7">) </text:span><text:span text:style-name="T9">zhangjinw@gmail.com (E-mail Address Not Verified):</text:span><text:span text:style-name="T3"> 先获取偏移～<text:line-break/><text:line-break/><text:line-break/></text:span><text:span text:style-name="T7">(21</text:span><text:span text:style-name="T8">时</text:span><text:span text:style-name="T7">23</text:span><text:span text:style-name="T8">分</text:span><text:span text:style-name="T7">33</text:span><text:span text:style-name="T8">秒</text:span><text:span text:style-name="T7">) </text:span><text:span text:style-name="T9">zhangjinw@gmail.com (E-mail Address Not Verified):</text:span><text:span text:style-name="T3"> 你根本就没有存放每个</text:span><text:span text:style-name="T2">section</text:span><text:span text:style-name="T3">原来的偏移位置和大小信息，你是怎么拼接的？<text:line-break/></text:span><text:span text:style-name="T7">(21</text:span><text:span text:style-name="T8">时</text:span><text:span text:style-name="T7">23</text:span><text:span text:style-name="T8">分</text:span><text:span text:style-name="T7">48</text:span><text:span text:style-name="T8">秒</text:span><text:span text:style-name="T7">) </text:span><text:span text:style-name="T9">zhangjinw@gmail.com (E-mail Address Not Verified):</text:span><text:span text:style-name="T3"> 追加是明显不对的<text:line-break/></text:span><text:span text:style-name="T7">(21</text:span><text:span text:style-name="T8">时</text:span><text:span text:style-name="T7">23</text:span><text:span text:style-name="T8">分</text:span><text:span text:style-name="T7">54</text:span><text:span text:style-name="T8">秒</text:span><text:span text:style-name="T7">) </text:span><text:span text:style-name="T9">zhangjinw@gmail.com (E-mail Address Not Verified):</text:span><text:span text:style-name="T3"> 我给你演示一下为什么～<text:line-break/></text:span><text:span text:style-name="T7">(21</text:span><text:span text:style-name="T8">时</text:span><text:span text:style-name="T7">24</text:span><text:span text:style-name="T8">分</text:span><text:span text:style-name="T7">31</text:span><text:span text:style-name="T8">秒</text:span><text:span text:style-name="T7">) </text:span><text:span text:style-name="T9">zhangjinw@gmail.com (E-mail Address Not Verified):</text:span><text:span text:style-name="T3"> 因为每两个</text:span><text:span text:style-name="T2">section</text:span><text:span text:style-name="T3">之间可能有一些位是没用的，主要原因是对齐的考虑，为了提高</text:span><text:span text:style-name="T2">cpu</text:span><text:span text:style-name="T3">访问的效率～<text:line-break/></text:span><text:soft-page-break/><text:span text:style-name="T7">(21</text:span><text:span text:style-name="T8">时</text:span><text:span text:style-name="T7">24</text:span><text:span text:style-name="T8">分</text:span><text:span text:style-name="T7">35</text:span><text:span text:style-name="T8">秒</text:span><text:span text:style-name="T7">) </text:span><text:span text:style-name="T9">zhangjinw@gmail.com (E-mail Address Not Verified):</text:span><text:span text:style-name="T3"> 你看看我的操作～<text:line-break/></text:span><text:span text:style-name="T7">(21</text:span><text:span text:style-name="T8">时</text:span><text:span text:style-name="T7">25</text:span><text:span text:style-name="T8">分</text:span><text:span text:style-name="T7">05</text:span><text:span text:style-name="T8">秒</text:span><text:span text:style-name="T7">) </text:span><text:span text:style-name="T9">zhangjinw@gmail.com (E-mail Address Not Verified):</text:span><text:span text:style-name="T3"> 看到没，看最后一列？<text:line-break/></text:span><text:span text:style-name="T11">(21</text:span><text:span text:style-name="T10">时</text:span><text:span text:style-name="T11">25</text:span><text:span text:style-name="T10">分</text:span><text:span text:style-name="T11">22</text:span><text:span text:style-name="T10">秒</text:span><text:span text:style-name="T11">) </text:span><text:span text:style-name="T12">jianjiao:</text:span><text:span text:style-name="T3"> 看到了<text:line-break/></text:span><text:span text:style-name="T7">(21</text:span><text:span text:style-name="T8">时</text:span><text:span text:style-name="T7">25</text:span><text:span text:style-name="T8">分</text:span><text:span text:style-name="T7">24</text:span><text:span text:style-name="T8">秒</text:span><text:span text:style-name="T7">) </text:span><text:span text:style-name="T9">zhangjinw@gmail.com (E-mail Address Not Verified):</text:span><text:span text:style-name="T3"> 最右上角有个</text:span><text:span text:style-name="T2">Align~</text:span><text:span text:style-name="T3"><text:line-break/></text:span><text:span text:style-name="T11">(21</text:span><text:span text:style-name="T10">时</text:span><text:span text:style-name="T11">25</text:span><text:span text:style-name="T10">分</text:span><text:span text:style-name="T11">33</text:span><text:span text:style-name="T10">秒</text:span><text:span text:style-name="T11">) </text:span><text:span text:style-name="T12">jianjiao:</text:span><text:span text:style-name="T3"> 没看到<text:line-break/></text:span><text:span text:style-name="T11">(21</text:span><text:span text:style-name="T10">时</text:span><text:span text:style-name="T11">25</text:span><text:span text:style-name="T10">分</text:span><text:span text:style-name="T11">51</text:span><text:span text:style-name="T10">秒</text:span><text:span text:style-name="T11">) </text:span><text:span text:style-name="T12">jianjiao:</text:span><text:span text:style-name="T3"> 知看到了一列数字<text:line-break/></text:span><text:span text:style-name="T7">(21</text:span><text:span text:style-name="T8">时</text:span><text:span text:style-name="T7">26</text:span><text:span text:style-name="T8">分</text:span><text:span text:style-name="T7">16</text:span><text:span text:style-name="T8">秒</text:span><text:span text:style-name="T7">) </text:span><text:span text:style-name="T9">zhangjinw@gmail.com (E-mail Address Not Verified):</text:span><text:span text:style-name="T3"> 就是对齐，也就是说每个</text:span><text:span text:style-name="T2">section</text:span><text:span text:style-name="T3">的偏移可以被</text:span><text:span text:style-name="T2">Al</text:span><text:span text:style-name="T3">对应的 </text:span><text:span text:style-name="T2">2^</text:span><text:span text:style-name="T3">数字 整除～<text:line-break/></text:span><text:span text:style-name="T7">(21</text:span><text:span text:style-name="T8">时</text:span><text:span text:style-name="T7">27</text:span><text:span text:style-name="T8">分</text:span><text:span text:style-name="T7">10</text:span><text:span text:style-name="T8">秒</text:span><text:span text:style-name="T7">) </text:span><text:span text:style-name="T9">zhangjinw@gmail.com (E-mail Address Not Verified):</text:span><text:span text:style-name="T3"> 所以说追加是不对的，必须把每个</text:span><text:span text:style-name="T2">section</text:span><text:span text:style-name="T3">本来的偏移位置和大小也存入到数据库中，然后拼接的时候需要用它们来拼接，把对应的</text:span><text:span text:style-name="T2">section</text:span><text:span text:style-name="T3">同样存放到文件的偏移位置中～<text:line-break/></text:span><text:span text:style-name="T7">(21</text:span><text:span text:style-name="T8">时</text:span><text:span text:style-name="T7">27</text:span><text:span text:style-name="T8">分</text:span><text:span text:style-name="T7">34</text:span><text:span text:style-name="T8">秒</text:span><text:span text:style-name="T7">) </text:span><text:span text:style-name="T9">zhangjinw@gmail.com (E-mail Address Not Verified):</text:span><text:span text:style-name="T3"> 这样才正确，另外，如果以后要删除</text:span><text:span text:style-name="T2">section</text:span><text:span text:style-name="T3">，那些</text:span><text:span text:style-name="T2">Align</text:span><text:span text:style-name="T3">信息也是需要保留的～<text:line-break/></text:span><text:span text:style-name="T7">(21</text:span><text:span text:style-name="T8">时</text:span><text:span text:style-name="T7">27</text:span><text:span text:style-name="T8">分</text:span><text:span text:style-name="T7">43</text:span><text:span text:style-name="T8">秒</text:span><text:span text:style-name="T7">) </text:span><text:span text:style-name="T9">zhangjinw@gmail.com (E-mail Address Not Verified):</text:span><text:span text:style-name="T3"> 否则就不对了～</text:span></text:p>
      <text:p text:style-name="P2"/>
      <text:p text:style-name="P1"><text:span text:style-name="T3"><text:line-break/></text:span><text:span text:style-name="T7">(21</text:span><text:span text:style-name="T8">时</text:span><text:span text:style-name="T7">28</text:span><text:span text:style-name="T8">分</text:span><text:span text:style-name="T7">39</text:span><text:span text:style-name="T8">秒</text:span><text:span text:style-name="T7">) </text:span><text:span text:style-name="T9">zhangjinw@gmail.com (E-mail Address Not Verified):</text:span><text:span text:style-name="T3"> 我们看看头两个</text:span><text:span text:style-name="T2">section</text:span><text:span text:style-name="T3">的</text:span><text:span text:style-name="T2">off</text:span><text:span text:style-name="T3">和</text:span><text:span text:style-name="T2">size</text:span><text:span text:style-name="T3">信息～<text:line-break/></text:span><text:span text:style-name="T7">(21</text:span><text:span text:style-name="T8">时</text:span><text:span text:style-name="T7">28</text:span><text:span text:style-name="T8">分</text:span><text:span text:style-name="T7">55</text:span><text:span text:style-name="T8">秒</text:span><text:span text:style-name="T7">) </text:span><text:span text:style-name="T9">zhangjinw@gmail.com (E-mail Address Not Verified):</text:span><text:span text:style-name="T3"> 你把第二个</text:span><text:span text:style-name="T2">off</text:span><text:span text:style-name="T3">减去第一个</text:span><text:span text:style-name="T2">off</text:span><text:span text:style-name="T3">，看看是多少～<text:line-break/></text:span><text:span text:style-name="T7">(21</text:span><text:span text:style-name="T8">时</text:span><text:span text:style-name="T7">29</text:span><text:span text:style-name="T8">分</text:span><text:span text:style-name="T7">13</text:span><text:span text:style-name="T8">秒</text:span><text:span text:style-name="T7">) </text:span><text:span text:style-name="T9">zhangjinw@gmail.com (E-mail Address Not Verified):</text:span><text:span text:style-name="T3"> 然后，看看第一个的</text:span><text:span text:style-name="T2">size</text:span><text:span text:style-name="T3">是多少，它们两个实际上是不相等的～<text:line-break/></text:span><text:span text:style-name="T7">(21</text:span><text:span text:style-name="T8">时</text:span><text:span text:style-name="T7">30</text:span><text:span text:style-name="T8">分</text:span><text:span text:style-name="T7">24</text:span><text:span text:style-name="T8">秒</text:span><text:span text:style-name="T7">) </text:span><text:span text:style-name="T9">zhangjinw@gmail.com (E-mail Address Not Verified):</text:span><text:span text:style-name="T3"> 也就是说，两个</text:span><text:span text:style-name="T2">section</text:span><text:span text:style-name="T3">之间有一些没用的信息的，但是这个信息是需要保留的，因为考虑到</text:span><text:span text:style-name="T2">cpu</text:span><text:span text:style-name="T3">访问内存的时候有个内存地址对齐的问题～<text:line-break/></text:span><text:span text:style-name="T7">(21</text:span><text:span text:style-name="T8">时</text:span><text:span text:style-name="T7">31</text:span><text:span text:style-name="T8">分</text:span><text:span text:style-name="T7">35</text:span><text:span text:style-name="T8">秒</text:span><text:span text:style-name="T7">) </text:span><text:span text:style-name="T9">zhangjinw@gmail.com (E-mail Address Not Verified):</text:span><text:span text:style-name="T3"> 好了没？<text:line-break/></text:span><text:span text:style-name="T11">(21</text:span><text:span text:style-name="T10">时</text:span><text:span text:style-name="T11">31</text:span><text:span text:style-name="T10">分</text:span><text:span text:style-name="T11">40</text:span><text:span text:style-name="T10">秒</text:span><text:span text:style-name="T11">) </text:span><text:span text:style-name="T12">jianjiao:</text:span><text:span text:style-name="T3"> 好了<text:line-break/></text:span><text:span text:style-name="T7">(21</text:span><text:span text:style-name="T8">时</text:span><text:span text:style-name="T7">31</text:span><text:span text:style-name="T8">分</text:span><text:span text:style-name="T7">45</text:span><text:span text:style-name="T8">秒</text:span><text:span text:style-name="T7">) </text:span><text:span text:style-name="T9">zhangjinw@gmail.com (E-mail Address Not Verified):</text:span><text:span text:style-name="T3"> 结果呢？<text:line-break/></text:span><text:span text:style-name="T11">(21</text:span><text:span text:style-name="T10">时</text:span><text:span text:style-name="T11">33</text:span><text:span text:style-name="T10">分</text:span><text:span text:style-name="T11">13</text:span><text:span text:style-name="T10">秒</text:span><text:span text:style-name="T11">) </text:span><text:span text:style-name="T12">jianjiao:</text:span><text:span text:style-name="T3"> </text:span><text:span text:style-name="T6">114</text:span><text:span text:style-name="T3"><text:line-break/></text:span><text:span text:style-name="T11">(21</text:span><text:span text:style-name="T10">时</text:span><text:span text:style-name="T11">33</text:span><text:span text:style-name="T10">分</text:span><text:span text:style-name="T11">29</text:span><text:span text:style-name="T10">秒</text:span><text:span text:style-name="T11">) </text:span><text:span text:style-name="T12">jianjiao:</text:span><text:span text:style-name="T3"> </text:span><text:span text:style-name="T6">size 13</text:span><text:span text:style-name="T3"><text:line-break/></text:span><text:span text:style-name="T7">(21</text:span><text:span text:style-name="T8">时</text:span><text:span text:style-name="T7">33</text:span><text:span text:style-name="T8">分</text:span><text:span text:style-name="T7">34</text:span><text:span text:style-name="T8">秒</text:span><text:span text:style-name="T7">) </text:span><text:span text:style-name="T9">zhangjinw@gmail.com (E-mail Address Not Verified):</text:span><text:span text:style-name="T3"> 如果不考虑内存对齐的问题，把</text:span><text:span text:style-name="T2">section</text:span><text:span text:style-name="T3">直接叠加也是不行的，因为有些</text:span><text:span text:style-name="T2">section</text:span><text:span text:style-name="T3">中引用了另外一些</text:span><text:span text:style-name="T2">section</text:span><text:span text:style-name="T3">的地址信息，如果要调整了某个</text:span><text:span text:style-name="T2">section</text:span><text:span text:style-name="T3">的偏移，得修改另外的</text:span><text:span text:style-name="T2">section</text:span><text:span text:style-name="T3">内部的内容～<text:line-break/></text:span><text:span text:style-name="T7">(21</text:span><text:span text:style-name="T8">时</text:span><text:span text:style-name="T7">33</text:span><text:span text:style-name="T8">分</text:span><text:span text:style-name="T7">51</text:span><text:span text:style-name="T8">秒</text:span><text:span text:style-name="T7">) </text:span><text:span text:style-name="T9">zhangjinw@gmail.com (E-mail Address Not Verified):</text:span><text:span text:style-name="T3"> 我的意思是你求一下差，</text:span><text:span text:style-name="T2">128-114=14</text:span><text:span text:style-name="T3"><text:line-break/><text:line-break/></text:span><text:span text:style-name="T7">(21</text:span><text:span text:style-name="T8">时</text:span><text:span text:style-name="T7">34</text:span><text:span text:style-name="T8">分</text:span><text:span text:style-name="T7">27</text:span><text:span text:style-name="T8">秒</text:span><text:span text:style-name="T7">) </text:span><text:span text:style-name="T9">zhangjinw@gmail.com (E-mail Address Not Verified):</text:span><text:span text:style-name="T3"> 但是第</text:span><text:soft-page-break/><text:span text:style-name="T3">一个</text:span><text:span text:style-name="T2">section</text:span><text:span text:style-name="T3">只有</text:span><text:span text:style-name="T2">13</text:span><text:span text:style-name="T3">字节，说明还有一个字节是没用的，但是我们得考虑，所以需要把这个</text:span><text:span text:style-name="T2">off</text:span><text:span text:style-name="T3">存入数据，而不能不存～<text:line-break/><text:line-break/></text:span><text:span text:style-name="T7">(21</text:span><text:span text:style-name="T8">时</text:span><text:span text:style-name="T7">35</text:span><text:span text:style-name="T8">分</text:span><text:span text:style-name="T7">52</text:span><text:span text:style-name="T8">秒</text:span><text:span text:style-name="T7">) </text:span><text:span text:style-name="T9">zhangjinw@gmail.com (E-mail Address Not Verified):</text:span><text:span text:style-name="T3"> 先在你要做的是把</text:span><text:span text:style-name="T2">off</text:span><text:span text:style-name="T3">这个信息都存入数据库，这样你读出来的时候就可以根据</text:span><text:span text:style-name="T2">off</text:span><text:span text:style-name="T3">信息来把</text:span><text:span text:style-name="T2">section</text:span><text:span text:style-name="T3">追加到文件的</text:span><text:span text:style-name="T2">off</text:span><text:span text:style-name="T3">位置去，这样应该就没有问题了<text:line-break/></text:span><text:span text:style-name="T7">(21</text:span><text:span text:style-name="T8">时</text:span><text:span text:style-name="T7">36</text:span><text:span text:style-name="T8">分</text:span><text:span text:style-name="T7">38</text:span><text:span text:style-name="T8">秒</text:span><text:span text:style-name="T7">) </text:span><text:span text:style-name="T9">zhangjinw@gmail.com (E-mail Address Not Verified):</text:span><text:span text:style-name="T3"> 当然，考虑到后续的其他的工作，比如，删除指定的</text:span><text:span text:style-name="T2">section</text:span><text:span text:style-name="T3">等，最好是把</text:span><text:span text:style-name="T2">Addr, off, size, al</text:span><text:span text:style-name="T3">等列的内容都存入数据库，先在不用没关系，万一有一天就用到了～<text:line-break/></text:span><text:span text:style-name="T7">(21</text:span><text:span text:style-name="T8">时</text:span><text:span text:style-name="T7">36</text:span><text:span text:style-name="T8">分</text:span><text:span text:style-name="T7">55</text:span><text:span text:style-name="T8">秒</text:span><text:span text:style-name="T7">) </text:span><text:span text:style-name="T9">zhangjinw@gmail.com (E-mail Address Not Verified):</text:span><text:span text:style-name="T3"> 可以考虑把</text:span><text:span text:style-name="T2">section table</text:span><text:span text:style-name="T3">的所有列都存入数据库～<text:line-break/></text:span><text:span text:style-name="T7">(21</text:span><text:span text:style-name="T8">时</text:span><text:span text:style-name="T7">37</text:span><text:span text:style-name="T8">分</text:span><text:span text:style-name="T7">07</text:span><text:span text:style-name="T8">秒</text:span><text:span text:style-name="T7">) </text:span><text:span text:style-name="T9">zhangjinw@gmail.com (E-mail Address Not Verified):</text:span><text:span text:style-name="T3"> 这个问题明白了没有哦？<text:line-break/></text:span><text:span text:style-name="T7">(21</text:span><text:span text:style-name="T8">时</text:span><text:span text:style-name="T7">37</text:span><text:span text:style-name="T8">分</text:span><text:span text:style-name="T7">21</text:span><text:span text:style-name="T8">秒</text:span><text:span text:style-name="T7">) </text:span><text:span text:style-name="T9">zhangjinw@gmail.com (E-mail Address Not Verified):</text:span><text:span text:style-name="T3"> 要是有问题先在就问清楚，否则进展太慢了，呵呵～<text:line-break/></text:span><text:span text:style-name="T7">(21</text:span><text:span text:style-name="T8">时</text:span><text:span text:style-name="T7">37</text:span><text:span text:style-name="T8">分</text:span><text:span text:style-name="T7">38</text:span><text:span text:style-name="T8">秒</text:span><text:span text:style-name="T7">) </text:span><text:span text:style-name="T9">zhangjinw@gmail.com (E-mail Address Not Verified):</text:span><text:span text:style-name="T3"> 如果要是中期检查，得抓紧时间了，呵呵～<text:line-break/></text:span><text:span text:style-name="T11">(21</text:span><text:span text:style-name="T10">时</text:span><text:span text:style-name="T11">37</text:span><text:span text:style-name="T10">分</text:span><text:span text:style-name="T11">39</text:span><text:span text:style-name="T10">秒</text:span><text:span text:style-name="T11">) </text:span><text:span text:style-name="T12">jianjiao:</text:span><text:span text:style-name="T3"> 明白了，但是怎么</text:span><text:span text:style-name="T6">"</text:span><text:span text:style-name="T3">根据</text:span><text:span text:style-name="T6">off</text:span><text:span text:style-name="T3">信息来把</text:span><text:span text:style-name="T6">section</text:span><text:span text:style-name="T3">追加到文件的</text:span><text:span text:style-name="T6">off</text:span><text:span text:style-name="T3">位置去</text:span><text:span text:style-name="T6">"</text:span><text:span text:style-name="T3">啊？<text:line-break/></text:span><text:span text:style-name="T7">(21</text:span><text:span text:style-name="T8">时</text:span><text:span text:style-name="T7">37</text:span><text:span text:style-name="T8">分</text:span><text:span text:style-name="T7">54</text:span><text:span text:style-name="T8">秒</text:span><text:span text:style-name="T7">) </text:span><text:span text:style-name="T9">zhangjinw@gmail.com (E-mail Address Not Verified):</text:span><text:span text:style-name="T3"> 呵呵，一样</text:span><text:span text:style-name="T2">fseek</text:span><text:span text:style-name="T3">了，帅哥～<text:line-break/></text:span><text:span text:style-name="T7">(21</text:span><text:span text:style-name="T8">时</text:span><text:span text:style-name="T7">38</text:span><text:span text:style-name="T8">分</text:span><text:span text:style-name="T7">00</text:span><text:span text:style-name="T8">秒</text:span><text:span text:style-name="T7">) </text:span><text:span text:style-name="T9">zhangjinw@gmail.com (E-mail Address Not Verified):</text:span><text:span text:style-name="T3"> </text:span><text:span text:style-name="T2">fseek, fwrite</text:span><text:span text:style-name="T3"><text:line-break/></text:span><text:span text:style-name="T7">(21</text:span><text:span text:style-name="T8">时</text:span><text:span text:style-name="T7">38</text:span><text:span text:style-name="T8">分</text:span><text:span text:style-name="T7">05</text:span><text:span text:style-name="T8">秒</text:span><text:span text:style-name="T7">) </text:span><text:span text:style-name="T9">zhangjinw@gmail.com (E-mail Address Not Verified):</text:span><text:span text:style-name="T3"> </text:span><text:span text:style-name="T2">understand?</text:span><text:span text:style-name="T3"><text:line-break/></text:span><text:span text:style-name="T11">(21</text:span><text:span text:style-name="T10">时</text:span><text:span text:style-name="T11">38</text:span><text:span text:style-name="T10">分</text:span><text:span text:style-name="T11">26</text:span><text:span text:style-name="T10">秒</text:span><text:span text:style-name="T11">) </text:span><text:span text:style-name="T12">jianjiao:</text:span><text:span text:style-name="T3"> 但是，那个文件不就有一些空着了吗</text:span><text:span text:style-name="T6">?</text:span><text:span text:style-name="T3"><text:line-break/></text:span><text:span text:style-name="T7">(21</text:span><text:span text:style-name="T8">时</text:span><text:span text:style-name="T7">39</text:span><text:span text:style-name="T8">分</text:span><text:span text:style-name="T7">00</text:span><text:span text:style-name="T8">秒</text:span><text:span text:style-name="T7">) </text:span><text:span text:style-name="T9">zhangjinw@gmail.com (E-mail Address Not Verified):</text:span><text:span text:style-name="T3"> 空着没关系，不管，它们不够成影响<text:line-break/></text:span><text:span text:style-name="T7">(21</text:span><text:span text:style-name="T8">时</text:span><text:span text:style-name="T7">39</text:span><text:span text:style-name="T8">分</text:span><text:span text:style-name="T7">25</text:span><text:span text:style-name="T8">秒</text:span><text:span text:style-name="T7">) </text:span><text:span text:style-name="T9">zhangjinw@gmail.com (E-mail Address Not Verified):</text:span><text:span text:style-name="T3"> 或者你填上</text:span><text:span text:style-name="T2">0</text:span><text:span text:style-name="T3">～<text:line-break/></text:span><text:span text:style-name="T7">(21</text:span><text:span text:style-name="T8">时</text:span><text:span text:style-name="T7">40</text:span><text:span text:style-name="T8">分</text:span><text:span text:style-name="T7">32</text:span><text:span text:style-name="T8">秒</text:span><text:span text:style-name="T7">) </text:span><text:span text:style-name="T9">zhangjinw@gmail.com (E-mail Address Not Verified):</text:span><text:span text:style-name="T3"> 呵呵，我不确定够不够成影响，呵呵，应该不会构成影响，或者有个简单的办法是，你每次存入数据库的内容不是每个</text:span><text:span text:style-name="T2">section</text:span><text:span text:style-name="T3">的</text:span><text:span text:style-name="T2">size</text:span><text:span text:style-name="T3">那么多，而是下一个</text:span><text:span text:style-name="T2">section</text:span><text:span text:style-name="T3">的偏移减去第一个</text:span><text:span text:style-name="T2">section</text:span><text:span text:style-name="T3">的偏移，不过这样就多存入了一些没用的内容</text:span><text:span text:style-name="T2">~</text:span><text:span text:style-name="T3"><text:line-break/></text:span><text:span text:style-name="T7">(21</text:span><text:span text:style-name="T8">时</text:span><text:span text:style-name="T7">41</text:span><text:span text:style-name="T8">分</text:span><text:span text:style-name="T7">07</text:span><text:span text:style-name="T8">秒</text:span><text:span text:style-name="T7">) </text:span><text:span text:style-name="T9">zhangjinw@gmail.com (E-mail Address Not Verified):</text:span><text:span text:style-name="T3"> 可以了没？你可以用</text:span><text:span text:style-name="T2">hexdump</text:span><text:span text:style-name="T3">查看一下原始的</text:span><text:span text:style-name="T2">hello</text:span><text:span text:style-name="T3">中那些空着的地方是什么东西，应该就是</text:span><text:span text:style-name="T2">0</text:span><text:span text:style-name="T3">～<text:line-break/></text:span><text:span text:style-name="T11">(21</text:span><text:span text:style-name="T10">时</text:span><text:span text:style-name="T11">41</text:span><text:span text:style-name="T10">分</text:span><text:span text:style-name="T11">19</text:span><text:span text:style-name="T10">秒</text:span><text:span text:style-name="T11">) </text:span><text:span text:style-name="T12">jianjiao:</text:span><text:span text:style-name="T3"> 可以了<text:line-break/></text:span><text:span text:style-name="T7">(21</text:span><text:span text:style-name="T8">时</text:span><text:span text:style-name="T7">46</text:span><text:span text:style-name="T8">分</text:span><text:span text:style-name="T7">01</text:span><text:span text:style-name="T8">秒</text:span><text:span text:style-name="T7">) </text:span><text:span text:style-name="T9">zhangjinw@gmail.com (E-mail Address Not Verified):</text:span><text:span text:style-name="T3"> 好的，那先这样吧，初期的工作差不多这样应该就问题不大的，后期的工作可以做得有很多： </text:span><text:span text:style-name="T2"><text:line-break/>1</text:span><text:span text:style-name="T3">、导出的时候直接就不导出</text:span><text:span text:style-name="T2">section table <text:line-break/>2</text:span><text:span text:style-name="T3">、也可以不导出</text:span><text:span text:style-name="T2">.comment</text:span><text:span text:style-name="T3">之后的</text:span><text:span text:style-name="T2">section</text:span><text:span text:style-name="T3">，这里涉及到如何判断哪个是</text:span><text:span text:style-name="T2">.comment</text:span><text:span text:style-name="T3">表，因此，最好是把</text:span><text:span text:style-name="T2">section</text:span><text:span text:style-name="T3">的所有信息都存入，到时候好进行更多的相关操作。<text:line-break/></text:span><text:span text:style-name="T7">(21</text:span><text:span text:style-name="T8">时</text:span><text:span text:style-name="T7">46</text:span><text:span text:style-name="T8">分</text:span><text:span text:style-name="T7">36</text:span><text:span text:style-name="T8">秒</text:span><text:span text:style-name="T7">) </text:span><text:span text:style-name="T9">zhangjinw@gmail.com (E-mail Address Not Verified):</text:span><text:span text:style-name="T3"> 删除上面的内容是不需要调整其他</text:span><text:span text:style-name="T2">program header, elf header</text:span><text:span text:style-name="T3">以及</text:span><text:span text:style-name="T2">section</text:span><text:span text:style-name="T3">内部的内容。<text:line-break/></text:span><text:soft-page-break/><text:span text:style-name="T7">(21</text:span><text:span text:style-name="T8">时</text:span><text:span text:style-name="T7">47</text:span><text:span text:style-name="T8">分</text:span><text:span text:style-name="T7">25</text:span><text:span text:style-name="T8">秒</text:span><text:span text:style-name="T7">) </text:span><text:span text:style-name="T9">zhangjinw@gmail.com (E-mail Address Not Verified):</text:span><text:span text:style-name="T3"> 不过，如果要想删除其他的</text:span><text:span text:style-name="T2">section</text:span><text:span text:style-name="T3">，就得重排所有的</text:span><text:span text:style-name="T2">section</text:span><text:span text:style-name="T3">，并修改所有涉及到的相关</text:span><text:span text:style-name="T2">section, program header, elfheader</text:span><text:span text:style-name="T3">等～<text:line-break/></text:span></text:p>
      <text:p text:style-name="Standard">dd可从文件中复制出某一部分内容出来，非常方便，到后面我们甚至可以写个演示工具，用dd来拼</text:p>
      <text:p text:style-name="Standard"><text:s/>例如，我直接可以用dd实现sstrip，实际上也就是复制section table之前的内容到 </text:p>
      <text:p text:style-name="Standard"><text:s/></text:p>
      <text:p text:style-name="Standard">bs是块的大小，我们设置成1，也就是一个字节，count是块个个数: </text:p>
      <text:p text:style-name="Standard"/>
      <text:p text:style-name="Standard"><text:s/>我们应该可以从program header里头看到对程序个section的边界，应 算出来就是.bss section的边界 ，我们可以直接把 .comment 之后的section内容去掉，也就是把0005a8之前的内容写到一个新文件中，</text:p>
      <text:p text:style-name="Standard">下把.comment之后的内不对，你有时间再自己算一下，我们这里直接演示一下把.comment之 <text:s/>呵呵，好像还是到一个新文件中，把0005a8之前的内容，这样就可以实现进一步的裁减了，所以后续的工作实际上还是需要把program也就是当成一个表存入, 一部分一部分的存入 <text:s text:c="44"/></text:p>
      <text:p text:style-name="Standard"/>
      <text:p text:style-name="Standard">先计算.comment的偏移 </text:p>
      <text:p text:style-name="Standard">unanao@debian:~/project/elfdbs/myself$ echo $((0005a8)) </text:p>
      <text:p text:style-name="Standard">bash: 0005a8: value too great for base (error token is "0005a8") </text:p>
      <text:p text:style-name="Standard">unanao@debian:~/project/elfdbs/myself$ echo $((0x0005a8)) </text:p>
      <text:p text:style-name="Standard">1448 </text:p>
      <text:p text:style-name="Standard"/>
      <text:p text:style-name="Standard">unanao@debian:~/project/elfdbs/myself$ hexdump -s $((0x0005a4)) -n 50 hello </text:p>
      <text:p text:style-name="Standard">00005a4 0000 0000 4700 4343 203a 4428 6265 6169 </text:p>
      <text:p text:style-name="Standard">00005b4 206e 2e34 2e33 2d31 2938 3420 332e 312e </text:p>
      <text:p text:style-name="Standard">00005c4 0000 4347 3a43 2820 6544 6962 6e61 3420 </text:p>
      <text:p text:style-name="Standard">00005d4 332e <text:s text:c="34"/></text:p>
      <text:p text:style-name="Standard">00005d6 </text:p>
      <text:p text:style-name="Standard">unanao@debian:~/project/elfdbs/myself$ hexdump -s $((0x0005a0)) -n 50 hello </text:p>
      <text:p text:style-name="Standard">00005a0 0000 0000 0000 0000 4700 4343 203a 4428 </text:p>
      <text:p text:style-name="Standard">00005b0 6265 6169 206e 2e34 2e33 2d31 2938 3420 </text:p>
      <text:p text:style-name="Standard">00005c0 332e 312e 0000 4347 3a43 2820 6544 6962 </text:p>
      <text:p text:style-name="Standard">00005d0 6e61 <text:s text:c="34"/></text:p>
      <text:p text:style-name="Standard">00005d2 </text:p>
      <text:p text:style-name="Standard">unanao@debian:~/project/elfdbs/myself$ hexdump -s $((0x0005a8)) -n 50 hello </text:p>
      <text:p text:style-name="Standard">00005a8 4700 4343 203a 4428 6265 6169 206e 2e34 </text:p>
      <text:p text:style-name="Standard">00005b8 2e33 2d31 2938 3420 332e 312e 0000 4347 </text:p>
      <text:p text:style-name="Standard">00005c8 3a43 2820 6544 6962 6e61 3420 332e 312e </text:p>
      <text:p text:style-name="Standard">00005d8 382d <text:s text:c="34"/></text:p>
      <text:p text:style-name="Standard">00005da </text:p>
      <text:p text:style-name="Standard"/>
      <text:p text:style-name="Standard"><text:s/>dd if=hello of=myhello bs=1 count=$((0x00 </text:p>
      <text:p text:style-name="Standard">1448+0 records in <text:s text:c="2"/></text:p>
      <text:p text:style-name="Standard">1448+0 records out </text:p>
      <text:p text:style-name="Standard"><text:soft-page-break/>1448 bytes (1.4 kB) copied，0.0104568 秒，138 kB/秒 </text:p>
      <text:p text:style-name="Standard"/>
      <text:p text:style-name="Standard">hexdump -s $((0x0005a8)) myhello </text:p>
      <text:p text:style-name="Standard">$ strip -R .note.ABI-tag hello </text:p>
      <text:p text:style-name="Standard">strip: '.note.ABI-taect/elfdbs/myself$ ./hello </text:p>
      <text:p text:style-name="Standard">unanao@debian:~/proj </text:p>
      <text:p text:style-name="Standard">unanao@debian:~/project/elfdbs/myself$ .note.ABI-tag是可以被删除的，但是strip删hello world <text:s text:c="67"/>除 </text:p>
      <text:p text:style-name="Standard">unanao@debian:~/proj正删除hello中的该节区，所以它不涉及到重新组这section，调整s除 </text:p>
      <text:p text:style-name="Standard">able中的信息，没有真续工作的话，我们可以真正地把某个section从目标文件中删除掉，部信息。如果还要做后 <text:s text:c="58"/>但 </text:p>
      <text:p text:style-name="Standard">涉及到的elfheader, program header以及相关section如.dynamic section中的内部信息， </text:p>
      <text:p text:style-name="Standard">工作差不多就这些。 </text:p>
      <text:p text:style-name="Standard"/>
      <text:p text:style-name="Standard">你先把最简单的实现吧，也就是能够把所有的可以执行的程序，这里就可以实现sstrip，即导出的时候把导出sec </text:p>
      <text:p text:style-name="Standard">ction导出并拼接成一 实现吧，也就是能够把所有的section导入，所有的section导出并拼 </text:p>
      <text:p text:style-name="Standard">bash: 你先把最简单的trip，即导出的时候把导出section: command not found </text:p>
      <text:p text:style-name="Standard">序，这里就可以实现ssect/elfdbs/myself$ 如果要实现把.comment之类的信息去掉，那么unanao@debian:~/proj <text:s text:c="58"/>就 </text:p>
      <text:p text:style-name="Standard"><text:s/>program header等都 计成单独的表，如果还要删除一些内部的section，那更是麻烦很多 </text:p>
      <text:p text:style-name="P2">，可以还需要设计更多的表，比如elf header都需要单独设计成一个表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3T21:11:01</meta:creation-date>
    <dc:date>2008-11-05T20:03:13</dc:date>
    <meta:editing-cycles>8</meta:editing-cycles>
    <meta:editing-duration>PT2H40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55" meta:word-count="2016" meta:character-count="7637"/>
  </office:meta>
</office:document-meta>
</file>